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4cm"/>
    </style:style>
    <style:style style:name="co2" style:family="table-column">
      <style:table-column-properties fo:break-before="auto" style:column-width="15.686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no-wrap" style:shrink-to-fit="false"/>
    </style:style>
    <style:style style:name="ce2" style:family="table-cell" style:parent-style-name="Default">
      <style:table-cell-properties style:cell-protect="none" style:print-content="true" fo:wrap-option="no-wrap" style:shrink-to-fit="false"/>
    </style:style>
    <style:style style:name="ce3" style:family="table-cell" style:parent-style-name="Default" style:data-style-name="N99"/>
    <style:style style:name="ce4" style:family="table-cell" style:parent-style-name="Default">
      <style:text-properties style:text-underline-style="none"/>
    </style:style>
  </office:automatic-styles>
  <office:body>
    <office:spreadsheet>
      <table:content-validations>
        <table:content-validation table:name="val1" table:condition="oooc:cell-content-is-in-list(&quot;flat&quot;;&quot;2 levels&quot;;&quot;arbitrary&quot;)" table:allow-empty-cell="true" table:display-list="unsorted" table:base-cell-address="'Project Management Software'.C1"/>
        <table:content-validation table:name="val2" table:condition="oooc:cell-content-is-in-list(&quot;Yes&quot;;&quot;No&quot;)" table:allow-empty-cell="true" table:display-list="unsorted" table:base-cell-address="'Project Management Software'.D50"/>
        <table:content-validation table:name="val3" table:condition="oooc:cell-content-is-in-list(&quot;Desktop&quot;;&quot;Web&quot;)" table:allow-empty-cell="true" table:display-list="unsorted" table:base-cell-address="'Project Management Software'.E50"/>
        <table:content-validation table:name="val4" table:condition="oooc:cell-content-is-in-list(&quot;simple&quot;;&quot;root node&quot;;&quot;special&quot;)" table:allow-empty-cell="true" table:display-list="unsorted" table:base-cell-address="'Project Management Software'.F49"/>
        <table:content-validation table:name="val5" table:condition="oooc:cell-content-is-in-list(&quot;Yes&quot;;&quot;No&quot;)" table:allow-empty-cell="true" table:display-list="unsorted" table:base-cell-address="'Project Management Software'.G51"/>
        <table:content-validation table:name="val6" table:condition="oooc:cell-content-is-in-list(&quot;within last 6 month&quot;;&quot;within last year&quot;;&quot;more than a year ago&quot;)" table:allow-empty-cell="true" table:display-list="unsorted" table:base-cell-address="'Project Management Software'.H50"/>
      </table:content-validations>
      <table:table table:name="Project Management Softwar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URL</text:p>
          </table:table-cell>
          <table:table-cell table:content-validation-name="val1" office:value-type="string">
            <text:p>Task nesting</text:p>
          </table:table-cell>
          <table:table-cell office:value-type="string">
            <text:p>Java?</text:p>
          </table:table-cell>
          <table:table-cell office:value-type="string">
            <text:p>Interface</text:p>
          </table:table-cell>
          <table:table-cell office:value-type="string">
            <text:p>UI for New Task</text:p>
          </table:table-cell>
          <table:table-cell office:value-type="string">
            <text:p>Open Source</text:p>
          </table:table-cell>
          <table:table-cell office:value-type="string">
            <text:p>Last Release</text:p>
          </table:table-cell>
        </table:table-row>
        <table:table-row table:style-name="ro1" table:visibility="filter">
          <table:table-cell office:value-type="string">
            <text:p>xProcess</text:p>
          </table:table-cell>
          <table:table-cell office:value-type="string">
            <text:p>http://www.ivis.com/public/products/xprocess/demo/xProcessDemo/xProcessDemo.cfm</text:p>
          </table:table-cell>
          <table:table-cell table:content-validation-name="val1" office:value-type="string">
            <text:p>arbitrary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No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eHour - Screenshots</text:p>
          </table:table-cell>
          <table:table-cell office:value-type="string">
            <text:p>http://www.ehour.nl/screenshots.html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Web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>
          <table:table-cell office:value-type="string">
            <text:p>JTimeTracker</text:p>
          </table:table-cell>
          <table:table-cell office:value-type="string">
            <text:p>http://jtimetracker.sourceforge.net/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 office:value-type="string">
            <text:p>more than a year ago</text:p>
          </table:table-cell>
        </table:table-row>
        <table:table-row table:style-name="ro1">
          <table:table-cell office:value-type="string">
            <text:p>Rachota</text:p>
          </table:table-cell>
          <table:table-cell office:value-type="string">
            <text:p>http://sourceforge.net/projects/rachota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 office:value-type="string">
            <text:p>within last 6 month</text:p>
          </table:table-cell>
        </table:table-row>
        <table:table-row table:style-name="ro1">
          <table:table-cell office:value-type="string">
            <text:p>TimeSlot Tracker</text:p>
          </table:table-cell>
          <table:table-cell office:value-type="string">
            <text:p>https://sourceforge.net/projects/timeslottracker/</text:p>
          </table:table-cell>
          <table:table-cell table:content-validation-name="val1" office:value-type="string">
            <text:p>arbitrary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root node</text:p>
          </table:table-cell>
          <table:table-cell table:style-name="ce4" table:content-validation-name="val5" office:value-type="string">
            <text:p>Yes</text:p>
          </table:table-cell>
          <table:table-cell table:content-validation-name="val6" office:value-type="string">
            <text:p>within last 6 month</text:p>
          </table:table-cell>
        </table:table-row>
        <table:table-row table:style-name="ro1">
          <table:table-cell office:value-type="string">
            <text:p>logWorkTime</text:p>
          </table:table-cell>
          <table:table-cell office:value-type="string">
            <text:p>http://sourceforge.net/projects/logworktime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style-name="ce4" table:content-validation-name="val5" office:value-type="string">
            <text:p>Yes</text:p>
          </table:table-cell>
          <table:table-cell table:content-validation-name="val6"/>
        </table:table-row>
        <table:table-row table:style-name="ro1">
          <table:table-cell office:value-type="string">
            <text:p>TimeCult</text:p>
          </table:table-cell>
          <table:table-cell office:value-type="string">
            <text:p>http://sourceforge.net/projects/timecult</text:p>
          </table:table-cell>
          <table:table-cell table:content-validation-name="val1" office:value-type="string">
            <text:p>arbitrary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root node</text:p>
          </table:table-cell>
          <table:table-cell table:style-name="ce4" table:content-validation-name="val5" office:value-type="string">
            <text:p>Yes</text:p>
          </table:table-cell>
          <table:table-cell table:content-validation-name="val6" office:value-type="string">
            <text:p>within last 6 month</text:p>
          </table:table-cell>
        </table:table-row>
        <table:table-row table:style-name="ro1">
          <table:table-cell office:value-type="string">
            <text:p>Time-Tracker</text:p>
          </table:table-cell>
          <table:table-cell office:value-type="string">
            <text:p>http://sourceforge.net/project/screenshots.php?group_id=176004</text:p>
          </table:table-cell>
          <table:table-cell table:content-validation-name="val1" office:value-type="string">
            <text:p>arbitrary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style-name="ce4" table:content-validation-name="val5" office:value-type="string">
            <text:p>Yes</text:p>
          </table:table-cell>
          <table:table-cell table:content-validation-name="val6"/>
        </table:table-row>
        <table:table-row table:style-name="ro1">
          <table:table-cell office:value-type="string">
            <text:p>inidonaTimeTracker</text:p>
          </table:table-cell>
          <table:table-cell office:value-type="string">
            <text:p>http://www.inidona.net/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style-name="ce4" table:content-validation-name="val5" office:value-type="string">
            <text:p>Yes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ECONZ Timecard</text:p>
          </table:table-cell>
          <table:table-cell office:value-type="string">
            <text:p>http://sourceforge.net/projects/econz-timecard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No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style-name="ce4" table:content-validation-name="val5" office:value-type="string">
            <text:p>Yes</text:p>
          </table:table-cell>
          <table:table-cell table:content-validation-name="val6"/>
        </table:table-row>
        <table:table-row table:style-name="ro1">
          <table:table-cell office:value-type="string">
            <text:p>tasktimer</text:p>
          </table:table-cell>
          <table:table-cell table:style-name="ce2" office:value-type="string">
            <text:p>http://sourceforge.net/project/screenshots.php?group_id=186172</text:p>
          </table:table-cell>
          <table:table-cell table:content-validation-name="val1" office:value-type="string">
            <text:p>arbitrary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root node</text:p>
          </table:table-cell>
          <table:table-cell table:content-validation-name="val5" office:value-type="string">
            <text:p>Yes</text:p>
          </table:table-cell>
          <table:table-cell table:content-validation-name="val6" office:value-type="string">
            <text:p>within last 6 month</text:p>
          </table:table-cell>
        </table:table-row>
        <table:table-row table:style-name="ro1">
          <table:table-cell office:value-type="string">
            <text:p>jSticker</text:p>
          </table:table-cell>
          <table:table-cell table:style-name="ce2" office:value-type="string">
            <text:p>http://jsticker.sourceforge.net/shoots.html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>
          <table:table-cell office:value-type="string">
            <text:p>airTODO</text:p>
          </table:table-cell>
          <table:table-cell office:value-type="string">
            <text:p>http://airtodo.sourceforge.net/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>
          <table:table-cell office:value-type="string">
            <text:p>Timmon</text:p>
          </table:table-cell>
          <table:table-cell office:value-type="string">
            <text:p>http://sourceforge.net/projects/timmon</text:p>
          </table:table-cell>
          <table:table-cell table:content-validation-name="val1" office:value-type="string">
            <text:p>arbitrary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root node</text:p>
          </table:table-cell>
          <table:table-cell table:content-validation-name="val5" office:value-type="string">
            <text:p>Yes</text:p>
          </table:table-cell>
          <table:table-cell table:content-validation-name="val6" office:value-type="string">
            <text:p>within last year</text:p>
          </table:table-cell>
        </table:table-row>
        <table:table-row table:style-name="ro1">
          <table:table-cell office:value-type="string">
            <text:p>ConsultComm</text:p>
          </table:table-cell>
          <table:table-cell office:value-type="string">
            <text:p>http://consultcomm.sourceforge.net/screenshots.php</text:p>
          </table:table-cell>
          <table:table-cell table:content-validation-name="val1" office:value-type="string">
            <text:p>2 levels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>
          <table:table-cell office:value-type="string">
            <text:p>projectfactory</text:p>
          </table:table-cell>
          <table:table-cell office:value-type="string">
            <text:p>http://projectfactory.sourceforge.net/tour/tour.html</text:p>
          </table:table-cell>
          <table:table-cell table:content-validation-name="val1" office:value-type="string">
            <text:p>arbitrary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pecial</text:p>
          </table:table-cell>
          <table:table-cell table:content-validation-name="val5" office:value-type="string">
            <text:p>Yes</text:p>
          </table:table-cell>
          <table:table-cell table:content-validation-name="val6" office:value-type="string">
            <text:p>within last 6 month</text:p>
          </table:table-cell>
        </table:table-row>
        <table:table-row table:style-name="ro1">
          <table:table-cell office:value-type="string">
            <text:p>Fred 2007</text:p>
          </table:table-cell>
          <table:table-cell office:value-type="string">
            <text:p>http://fred.mayastudios.net/</text:p>
          </table:table-cell>
          <table:table-cell table:content-validation-name="val1" office:value-type="string">
            <text:p>2 levels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>
          <table:table-cell office:value-type="string">
            <text:p>stopwatch</text:p>
          </table:table-cell>
          <table:table-cell office:value-type="string">
            <text:p>https://stopwatch.dev.java.net/</text:p>
          </table:table-cell>
          <table:table-cell table:content-validation-name="val1" office:value-type="string">
            <text:p>2 levels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opproject</text:p>
          </table:table-cell>
          <table:table-cell office:value-type="string">
            <text:p>https://sourceforge.net/projects/opproject</text:p>
          </table:table-cell>
          <table:table-cell table:content-validation-name="val1" office:value-type="string">
            <text:p>2 levels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Web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2">
          <table:table-cell office:value-type="string">
            <text:p>mylar</text:p>
          </table:table-cell>
          <table:table-cell office:value-type="string">
            <text:p><text:a xlink:href="http://www.eclipse.org/mylar">http://www.eclipse.org/mylar</text:a></text:p>
          </table:table-cell>
          <table:table-cell table:content-validation-name="val1" office:value-type="string">
            <text:p>2 levels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Xplanner</text:p>
          </table:table-cell>
          <table:table-cell office:value-type="string">
            <text:p>http://www.xplanner.org/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Web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JIRA</text:p>
          </table:table-cell>
          <table:table-cell office:value-type="string">
            <text:p>http://www.atlassian.com/software/jira/features/</text:p>
          </table:table-cell>
          <table:table-cell table:content-validation-name="val1" office:value-type="string">
            <text:p>2 levels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Web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No</text:p>
          </table:table-cell>
          <table:table-cell table:content-validation-name="val6"/>
        </table:table-row>
        <table:table-row table:style-name="ro1">
          <table:table-cell office:value-type="string">
            <text:p>Tiny Time Tracker</text:p>
          </table:table-cell>
          <table:table-cell office:value-type="string">
            <text:p>http://tinytimetracker.sourceforge.net/php/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fanuriotimetracking</text:p>
          </table:table-cell>
          <table:table-cell office:value-type="string">
            <text:p>http://www.fanuriotimetracking.com/tour-thanks.html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No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Calgoo</text:p>
          </table:table-cell>
          <table:table-cell office:value-type="string">
            <text:p>http://calgoo.com/</text:p>
          </table:table-cell>
          <table:table-cell table:content-validation-name="val1" office:value-type="string">
            <text:p>arbitrary</text:p>
          </table:table-cell>
          <table:table-cell table:style-name="ce3" table:content-validation-name="val2" office:value-type="string">
            <text:p>No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No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ExtremePlanner</text:p>
          </table:table-cell>
          <table:table-cell office:value-type="string">
            <text:p>http://www.extremeplanner.com/plugin.html</text:p>
          </table:table-cell>
          <table:table-cell table:content-validation-name="val1" office:value-type="string">
            <text:p>2 levels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No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KAlarm</text:p>
          </table:table-cell>
          <table:table-cell office:value-type="string">
            <text:p>http://www.kde-apps.org/content/show.php?content=9966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No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VIP Task Manager</text:p>
          </table:table-cell>
          <table:table-cell office:value-type="string">
            <text:p>http://www.freedownloadscenter.com/Business/Project_Management/A_VIP_Task_Manager_Standard_Edition.html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No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No</text:p>
          </table:table-cell>
          <table:table-cell table:content-validation-name="val6"/>
        </table:table-row>
        <table:table-row table:style-name="ro2" table:visibility="filter">
          <table:table-cell office:value-type="string">
            <text:p>Visual Studio 2005</text:p>
          </table:table-cell>
          <table:table-cell office:value-type="string">
            <text:p><text:a xlink:href="http://www.msdn.com/">http://www.msdn.com</text:a>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No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No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KArm</text:p>
          </table:table-cell>
          <table:table-cell office:value-type="string">
            <text:p>http://pim.kde.org/components/karm.php</text:p>
          </table:table-cell>
          <table:table-cell table:content-validation-name="val1" office:value-type="string">
            <text:p>arbitrary</text:p>
          </table:table-cell>
          <table:table-cell table:style-name="ce3" table:content-validation-name="val2" office:value-type="string">
            <text:p>No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pecial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PHPProject</text:p>
          </table:table-cell>
          <table:table-cell office:value-type="string">
            <text:p>http://www.phprojekt.com/features.php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No</text:p>
          </table:table-cell>
          <table:table-cell table:content-validation-name="val3" office:value-type="string">
            <text:p>Web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VIP task manager</text:p>
          </table:table-cell>
          <table:table-cell office:value-type="string">
            <text:p>http://www.taskmanagementsoft.com/</text:p>
          </table:table-cell>
          <table:table-cell table:content-validation-name="val1" office:value-type="string">
            <text:p>arbitrary</text:p>
          </table:table-cell>
          <table:table-cell table:style-name="ce3" table:content-validation-name="val2" office:value-type="string">
            <text:p>No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No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TrackItEZ</text:p>
          </table:table-cell>
          <table:table-cell office:value-type="string">
            <text:p>http://trackitez.sourceforge.net/</text:p>
          </table:table-cell>
          <table:table-cell table:content-validation-name="val1" office:value-type="string">
            <text:p>arbitrary</text:p>
          </table:table-cell>
          <table:table-cell table:style-name="ce3" table:content-validation-name="val2" office:value-type="string">
            <text:p>No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tasktrack</text:p>
          </table:table-cell>
          <table:table-cell office:value-type="string">
            <text:p>http://tasktrack.sourceforge.net/tasktrack.htm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No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Tasks</text:p>
          </table:table-cell>
          <table:table-cell office:value-type="string">
            <text:p>http://sourceforge.net/project/screenshots.php?group_id=180979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No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Anjuta</text:p>
          </table:table-cell>
          <table:table-cell office:value-type="string">
            <text:p>http://anjuta.org/screenshots/anjuta-2.0/anjuta-2.0.0-3.png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No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faces-project</text:p>
          </table:table-cell>
          <table:table-cell table:style-name="ce2" office:value-type="string">
            <text:p>http://sourceforge.net/projects/faces-project/</text:p>
          </table:table-cell>
          <table:table-cell table:content-validation-name="val1" office:value-type="string">
            <text:p>arbitrary</text:p>
          </table:table-cell>
          <table:table-cell table:style-name="ce3" table:content-validation-name="val2" office:value-type="string">
            <text:p>No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Yes</text:p>
          </table:table-cell>
          <table:table-cell table:content-validation-name="val6"/>
        </table:table-row>
        <table:table-row table:style-name="ro1" table:visibility="filter">
          <table:table-cell office:value-type="string">
            <text:p>codeBeamer</text:p>
          </table:table-cell>
          <table:table-cell office:value-type="string">
            <text:p>http://www.intland.com/products/cb-features.html</text:p>
          </table:table-cell>
          <table:table-cell table:content-validation-name="val1" office:value-type="string">
            <text:p>flat</text:p>
          </table:table-cell>
          <table:table-cell table:style-name="ce3" table:content-validation-name="val2" office:value-type="string">
            <text:p>No</text:p>
          </table:table-cell>
          <table:table-cell table:content-validation-name="val3" office:value-type="string">
            <text:p>Web</text:p>
          </table:table-cell>
          <table:table-cell table:style-name="ce4" table:content-validation-name="val4" office:value-type="string">
            <text:p>simple</text:p>
          </table:table-cell>
          <table:table-cell table:content-validation-name="val5" office:value-type="string">
            <text:p>No</text:p>
          </table:table-cell>
          <table:table-cell table:content-validation-name="val6"/>
        </table:table-row>
        <table:table-row table:style-name="ro1">
          <table:table-cell office:value-type="string">
            <text:p>NB User Tasks</text:p>
          </table:table-cell>
          <table:table-cell office:value-type="string">
            <text:p>http//tasklist.netbeans.org</text:p>
          </table:table-cell>
          <table:table-cell table:content-validation-name="val1" office:value-type="string">
            <text:p>arbitrary</text:p>
          </table:table-cell>
          <table:table-cell table:style-name="ce3" table:content-validation-name="val2" office:value-type="string">
            <text:p>Yes</text:p>
          </table:table-cell>
          <table:table-cell table:content-validation-name="val3" office:value-type="string">
            <text:p>Desktop</text:p>
          </table:table-cell>
          <table:table-cell table:style-name="ce4" table:content-validation-name="val4" office:value-type="string">
            <text:p>special</text:p>
          </table:table-cell>
          <table:table-cell table:content-validation-name="val5" office:value-type="string">
            <text:p>Yes</text:p>
          </table:table-cell>
          <table:table-cell table:content-validation-name="val6" office:value-type="string">
            <text:p>more than a year ago</text:p>
          </table:table-cell>
        </table:table-row>
        <table:table-row table:style-name="ro1" table:number-rows-repeated="8">
          <table:table-cell table:number-columns-repeated="2"/>
          <table:table-cell table:content-validation-name="val1"/>
          <table:table-cell table:style-name="ce3" table:content-validation-name="val2"/>
          <table:table-cell table:content-validation-name="val3"/>
          <table:table-cell table:style-name="ce4" table:content-validation-name="val4"/>
          <table:table-cell table:content-validation-name="val5"/>
          <table:table-cell table:content-validation-name="val6"/>
        </table:table-row>
        <table:table-row table:style-name="ro1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/>
          <table:table-cell table:content-validation-name="val5"/>
          <table:table-cell table:content-validation-name="val6"/>
        </table:table-row>
        <table:table-row table:style-name="ro1">
          <table:table-cell table:number-columns-repeated="2"/>
          <table:table-cell table:content-validation-name="val1"/>
          <table:table-cell table:number-columns-repeated="3"/>
          <table:table-cell table:content-validation-name="val5"/>
          <table:table-cell/>
        </table:table-row>
        <table:table-row table:style-name="ro1" table:number-rows-repeated="65484">
          <table:table-cell table:number-columns-repeated="2"/>
          <table:table-cell table:content-validation-name="val1"/>
          <table:table-cell table:number-columns-repeated="5"/>
        </table:table-row>
        <table:table-row table:style-name="ro1">
          <table:table-cell table:number-columns-repeated="2"/>
          <table:table-cell table:content-validation-name="val1"/>
          <table:table-cell table:number-columns-repeated="5"/>
        </table:table-row>
      </table:table>
      <table:database-ranges>
        <table:database-range table:target-range-address="'Project Management Software'.A1:'Project Management Software'.G40" table:display-filter-buttons="true">
          <table:filter>
            <table:filter-and>
              <table:filter-condition table:field-number="3" table:value="Yes" table:operator="="/>
              <table:filter-condition table:field-number="4" table:value="Desktop" table:operator="="/>
              <table:filter-condition table:field-number="6" table:value="Ye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de" fo:country="D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3">03.06.2007</text:date>, <text:time>22:3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5-13T22:25:28</meta:creation-date>
    <dc:date>2007-06-03T22:30:42</dc:date>
    <dc:language>de-DE</dc:language>
    <meta:editing-cycles>18</meta:editing-cycles>
    <meta:editing-duration>PT6H15M27S</meta:editing-duration>
    <meta:user-defined meta:name="Info 1"/>
    <meta:user-defined meta:name="Info 2"/>
    <meta:user-defined meta:name="Info 3"/>
    <meta:user-defined meta:name="Info 4"/>
    <meta:document-statistic meta:table-count="1" meta:cell-count="289"/>
  </office:meta>
</office:document-meta>
</file>